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693.84pt" svg:y="3pt">
            <loext:p draw:notify-on-update-of-ranges="Sheet1.A1:Sheet1.A1 Sheet1.A2:Sheet1.A15 Sheet1.B1:Sheet1.B1 Sheet1.B2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90.72pt" svg:y="278.59pt">
            <loext:p draw:notify-on-update-of-ranges="Sheet1.A1:Sheet1.A1 Sheet1.A2:Sheet1.A15 Sheet1.D1:Sheet1.D1 Sheet1.D2:Sheet1.D15 Sheet1.E1:Sheet1.E1 Sheet1.E2:Sheet1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219.32pt" svg:y="283.1pt">
            <loext:p draw:notify-on-update-of-ranges="Sheet1.A1:Sheet1.A1 Sheet1.A2:Sheet1.A15 Sheet1.G1:Sheet1.G1 Sheet1.G2:Sheet1.G15 Sheet1.H1:Sheet1.H1 Sheet1.H2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684.48pt" svg:y="554.91pt">
            <loext:p draw:notify-on-update-of-ranges="Sheet1.A1:Sheet1.A1 Sheet1.A2:Sheet1.A15 Sheet1.J1:Sheet1.J1 Sheet1.J2:Sheet1.J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nswer Time (minutes)</text:p>
          </table:table-cell>
          <table:table-cell/>
          <table:table-cell office:value-type="string" calcext:value-type="string">
            <text:p>Avg. Question Score</text:p>
          </table:table-cell>
          <table:table-cell office:value-type="string" calcext:value-type="string">
            <text:p>Avg. Answer Score</text:p>
          </table:table-cell>
          <table:table-cell/>
          <table:table-cell office:value-type="string" calcext:value-type="string">
            <text:p>Number of Questions</text:p>
          </table:table-cell>
          <table:table-cell office:value-type="string" calcext:value-type="string">
            <text:p>Number of Answers</text:p>
          </table:table-cell>
          <table:table-cell/>
          <table:table-cell office:value-type="string" calcext:value-type="string">
            <text:p>Has Accepted Answer</text:p>
          </table:table-cell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float" office:value="4.27" calcext:value-type="float">
            <text:p>4.27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float" office:value="69.83" calcext:value-type="float">
            <text:p>69.83</text:p>
          </table:table-cell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.92" calcext:value-type="float">
            <text:p>3.92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float" office:value="65.73" calcext:value-type="float">
            <text:p>65.73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2252" calcext:value-type="float">
            <text:p>2252</text:p>
          </table:table-cell>
          <table:table-cell/>
          <table:table-cell office:value-type="float" office:value="65.11" calcext:value-type="float">
            <text:p>65.1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9008" calcext:value-type="float">
            <text:p>9008</text:p>
          </table:table-cell>
          <table:table-cell office:value-type="float" office:value="13859" calcext:value-type="float">
            <text:p>13859</text:p>
          </table:table-cell>
          <table:table-cell/>
          <table:table-cell office:value-type="float" office:value="62.06" calcext:value-type="float">
            <text:p>62.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60.36" calcext:value-type="float">
            <text:p>60.36</text:p>
          </table:table-cell>
        </table:table-row>
        <table:table-row table:style-name="ro1">
          <table:table-cell office:value-type="string" calcext:value-type="string">
            <text:p>lisp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63.36" calcext:value-type="float">
            <text:p>63.36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72.38" calcext:value-type="float">
            <text:p>72.38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72.83" calcext:value-type="float">
            <text:p>72.83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.49" calcext:value-type="float">
            <text:p>6.49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float" office:value="3325" calcext:value-type="float">
            <text:p>3325</text:p>
          </table:table-cell>
          <table:table-cell/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.79" calcext:value-type="float">
            <text:p>4.79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64.42" calcext:value-type="float">
            <text:p>64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28:08.540083411</meta:creation-date>
    <dc:date>2018-05-06T14:08:01.326404030</dc:date>
    <meta:editing-duration>PT5M31S</meta:editing-duration>
    <meta:editing-cycles>1</meta:editing-cycles>
    <meta:document-statistic meta:table-count="1" meta:cell-count="105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75cm" svg:y="4.204cm" style:legend-expansion="high" chart:style-name="ch2"/>
        <chart:plot-area chart:style-name="ch3" table:cell-range-address="Sheet1.A1:Sheet1.B15" chart:data-source-has-labels="both" svg:x="0.319cm" svg:y="0.18cm" svg:width="11.112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192cm" svg:y="0.18cm" svg:width="10.138cm" svg:height="7.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5" chart:label-cell-address="Sheet1.B1:Sheet1.B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 Time (minu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#</text:p>
                <draw:g>
                  <svg:desc>Sheet1.A2:Sheet1.A15</svg:desc>
                </draw:g>
              </table:table-cell>
              <table:table-cell office:value-type="float" office:value="54">
                <text:p>54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068cm" svg:y="3.954cm" style:legend-expansion="high" chart:style-name="ch2"/>
        <chart:plot-area chart:style-name="ch3" table:cell-range-address="Sheet1.A1:Sheet1.A15 Sheet1.D1:Sheet1.E15" chart:data-source-has-labels="both" svg:x="0.319cm" svg:y="0.18cm" svg:width="11.43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0.755cm" svg:y="0.212cm" svg:width="10.994cm" svg:height="6.9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2:Sheet1.D15" chart:label-cell-address="Sheet1.D1:Sheet1.D1" chart:class="chart:bar">
            <chart:data-point chart:repeated="14"/>
          </chart:series>
          <chart:series chart:style-name="ch8" chart:values-cell-range-address="Sheet1.E2:Sheet1.E15" chart:label-cell-address="Sheet1.E1:Sheet1.E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Question Score</text:p>
                <draw:g>
                  <svg:desc>Sheet1.D1:Sheet1.D1</svg:desc>
                </draw:g>
              </table:table-cell>
              <table:table-cell office:value-type="string">
                <text:p>Avg. Answer Scor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#</text:p>
                <draw:g>
                  <svg:desc>Sheet1.A2:Sheet1.A15</svg:desc>
                </draw:g>
              </table:table-cell>
              <table:table-cell office:value-type="float" office:value="4.27">
                <text:p>4.27</text:p>
                <draw:g>
                  <svg:desc>Sheet1.D2:Sheet1.D15</svg:desc>
                </draw:g>
              </table:table-cell>
              <table:table-cell office:value-type="float" office:value="3.63">
                <text:p>3.63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5.74">
                <text:p>5.74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3.92">
                <text:p>3.9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4.13">
                <text:p>4.1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9">
                <text:p>2.9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.4">
                <text:p>3.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3.75">
                <text:p>3.7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5.58">
                <text:p>5.58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4.99">
                <text:p>4.9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1.06">
                <text:p>1.0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.49">
                <text:p>6.49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1.73">
                <text:p>1.73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2.91">
                <text:p>2.9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4.79">
                <text:p>4.79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1.989cm" svg:y="3.955cm" style:legend-expansion="high" chart:style-name="ch2"/>
        <chart:plot-area chart:style-name="ch3" table:cell-range-address="Sheet1.A1:Sheet1.A15 Sheet1.G1:Sheet1.H15" chart:data-source-has-labels="both" svg:x="0.319cm" svg:y="0.18cm" svg:width="11.351cm" svg:height="8.6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496cm" svg:y="0.269cm" svg:width="10.174cm" svg:height="6.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G2:Sheet1.G15" chart:label-cell-address="Sheet1.G1:Sheet1.G1" chart:class="chart:bar">
            <chart:data-point chart:repeated="14"/>
          </chart:series>
          <chart:series chart:style-name="ch8" chart:values-cell-range-address="Sheet1.H2:Sheet1.H15" chart:label-cell-address="Sheet1.H1:Sheet1.H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Questions</text:p>
                <draw:g>
                  <svg:desc>Sheet1.G1:Sheet1.G1</svg:desc>
                </draw:g>
              </table:table-cell>
              <table:table-cell office:value-type="string">
                <text:p>Number of Answ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#</text:p>
                <draw:g>
                  <svg:desc>Sheet1.A2:Sheet1.A15</svg:desc>
                </draw:g>
              </table:table-cell>
              <table:table-cell office:value-type="float" office:value="653">
                <text:p>653</text:p>
                <draw:g>
                  <svg:desc>Sheet1.G2:Sheet1.G15</svg:desc>
                </draw:g>
              </table:table-cell>
              <table:table-cell office:value-type="float" office:value="1185">
                <text:p>1185</text:p>
                <draw:g>
                  <svg:desc>Sheet1.H2:Sheet1.H15</svg:desc>
                </draw:g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135">
                <text:p>1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604">
                <text:p>60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1439">
                <text:p>1439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9008">
                <text:p>900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80">
                <text:p>28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756">
                <text:p>75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543">
                <text:p>54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92">
                <text:p>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801">
                <text:p>180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842">
                <text:p>842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64">
                <text:p>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104">
                <text:p>104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o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one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1.883cm" svg:y="4.203cm" style:legend-expansion="high" chart:style-name="ch2"/>
        <chart:plot-area chart:style-name="ch3" table:cell-range-address="Sheet1.A1:Sheet1.A15 Sheet1.J1:Sheet1.J15" chart:data-source-has-labels="both" svg:x="0.319cm" svg:y="0.18cm" svg:width="11.245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64cm" svg:y="0.18cm" svg:width="10.575cm" svg:height="7.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J2:Sheet1.J15" chart:label-cell-address="Sheet1.J1:Sheet1.J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 Accepted Answer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#</text:p>
                <draw:g>
                  <svg:desc>Sheet1.A2:Sheet1.A15</svg:desc>
                </draw:g>
              </table:table-cell>
              <table:table-cell office:value-type="float" office:value="69.83">
                <text:p>69.83</text:p>
                <draw:g>
                  <svg:desc>Sheet1.J2:Sheet1.J15</svg:desc>
                </draw:g>
              </table:table-cell>
            </table:table-row>
            <table:table-row>
              <table:table-cell office:value-type="string">
                <text:p>haskell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65.73">
                <text:p>65.73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65.11">
                <text:p>65.1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string">
                <text:p>lisp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javascript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string">
                <text:p>sql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64.06">
                <text:p>64.06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64.42">
                <text:p>64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